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523cm" fo:min-width="0.35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Padrão-title">
      <style:graphic-properties fo:min-height="0.357cm"/>
    </style:style>
    <style:style style:name="pr2" style:family="presentation" style:parent-style-name="Padrão-title">
      <style:graphic-properties fo:min-height="1.746cm"/>
    </style:style>
    <style:style style:name="pr3" style:family="presentation" style:parent-style-name="Padrão-title">
      <style:graphic-properties fo:min-height="1.165cm"/>
    </style:style>
    <style:style style:name="pr4" style:family="presentation" style:parent-style-name="Padrão-title">
      <style:graphic-properties fo:min-height="0.386cm"/>
    </style:style>
    <style:style style:name="pr5" style:family="presentation" style:parent-style-name="Padrão-title">
      <style:graphic-properties fo:min-height="0.505cm"/>
    </style:style>
    <style:style style:name="pr6" style:family="presentation" style:parent-style-name="Padrão-title">
      <style:graphic-properties fo:min-height="0.955cm"/>
    </style:style>
    <style:style style:name="pr7" style:family="presentation" style:parent-style-name="Padrão-title">
      <style:graphic-properties fo:min-height="0.637cm"/>
    </style:style>
    <style:style style:name="pr8" style:family="presentation" style:parent-style-name="Padrão-title">
      <style:graphic-properties fo:min-height="0.4cm"/>
    </style:style>
    <style:style style:name="pr9" style:family="presentation" style:parent-style-name="Padrão-title">
      <style:graphic-properties fo:min-height="0.802cm"/>
    </style:style>
    <style:style style:name="pr10" style:family="presentation" style:parent-style-name="Padrão-title">
      <style:graphic-properties fo:min-height="2.227cm"/>
    </style:style>
    <style:style style:name="pr11" style:family="presentation" style:parent-style-name="Padrão-title">
      <style:graphic-properties fo:min-height="0.414cm"/>
    </style:style>
    <style:style style:name="pr12" style:family="presentation" style:parent-style-name="Padrão-title">
      <style:graphic-properties fo:min-height="0.535cm"/>
    </style:style>
    <style:style style:name="pr13" style:family="presentation" style:parent-style-name="Padrão-title">
      <style:graphic-properties fo:min-height="2.457cm"/>
    </style:style>
    <style:style style:name="pr14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size="10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Arial" fo:font-size="9pt"/>
    </style:style>
    <style:style style:name="P5" style:family="paragraph">
      <style:paragraph-properties fo:text-align="start">
        <style:tab-stops/>
      </style:paragraph-properties>
    </style:style>
    <style:style style:name="P6" style:family="paragraph">
      <style:paragraph-properties fo:text-align="start">
        <style:tab-stops/>
      </style:paragraph-properties>
      <style:text-properties fo:color="#0066b3" style:font-name="Arial1" fo:font-size="8pt"/>
    </style:style>
    <style:style style:name="P7" style:family="paragraph">
      <style:paragraph-properties fo:text-align="start">
        <style:tab-stops/>
      </style:paragraph-properties>
      <style:text-properties style:font-name="Arial1" fo:font-size="8pt"/>
    </style:style>
    <style:style style:name="P8" style:family="paragraph">
      <style:paragraph-properties fo:line-height="115%" fo:text-align="start">
        <style:tab-stops/>
      </style:paragraph-properties>
    </style:style>
    <style:style style:name="P9" style:family="paragraph">
      <style:paragraph-properties fo:line-height="115%" fo:text-align="start">
        <style:tab-stops/>
      </style:paragraph-properties>
      <style:text-properties style:font-name="Arial1" fo:font-size="8pt"/>
    </style:style>
    <style:style style:name="P10" style:family="paragraph">
      <loext:graphic-properties draw:fill-color="#ffffff"/>
    </style:style>
    <style:style style:name="T1" style:family="text">
      <style:text-properties style:font-name="Arial" fo:font-size="10pt" style:font-size-asian="18pt" style:font-size-complex="18pt"/>
    </style:style>
    <style:style style:name="T2" style:family="text">
      <style:text-properties style:font-name="Arial" fo:font-size="9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2" draw:layer="layout" svg:width="1.21cm" svg:height="1.093cm" svg:x="13.395cm" svg:y="4.2cm">
          <text:p text:style-name="P1"><text:span text:style-name="T1">in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9cm" svg:y1="3.4cm" svg:x2="13.6cm" svg:y2="4.3cm">
          <text:p/>
        </draw:line>
        <draw:custom-shape draw:style-name="gr1" draw:text-style-name="P2" xml:id="id2" draw:id="id2" draw:layer="layout" svg:width="1.21cm" svg:height="1.093cm" svg:x="13.38cm" svg:y="6.3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cm" svg:y1="5.293cm" svg:x2="14cm" svg:y2="6.3cm">
          <text:p/>
        </draw:line>
        <draw:frame presentation:style-name="pr1" draw:text-style-name="P4" draw:layer="layout" svg:width="1.599cm" svg:height="0.357cm" svg:x="12.1cm" svg:y="3cm" presentation:class="title" presentation:user-transformed="true">
          <draw:text-box>
            <text:p><text:span text:style-name="T2">reset</text:span></text:p>
          </draw:text-box>
        </draw:frame>
        <draw:frame presentation:style-name="pr2" draw:text-style-name="P6" draw:layer="layout" svg:width="3.1cm" svg:height="1.746cm" svg:x="14.7cm" svg:y="3.853cm" presentation:class="title" presentation:user-transformed="true">
          <draw:text-box>
            <text:p text:style-name="P5"><text:span text:style-name="T3">ss</text:span><text:span text:style-name="T3">om </text:span><text:span text:style-name="T3">← </text:span><text:span text:style-name="T3">1; </text:span><text:span text:style-name="T3">cti</text:span><text:span text:style-name="T3">me </text:span><text:span text:style-name="T3">← </text:span><text:span text:style-name="T3">1;</text:span><text:span text:style-name="T3"><text:line-break/></text:span><text:span text:style-name="T3">cN</text:span><text:span text:style-name="T3">S </text:span><text:span text:style-name="T3">← </text:span><text:span text:style-name="T3">1; </text:span><text:span text:style-name="T3">eN</text:span><text:span text:style-name="T3">S </text:span><text:span text:style-name="T3">← </text:span><text:span text:style-name="T3">10</text:span><text:span text:style-name="T3">0;</text:span><text:span text:style-name="T3"><text:line-break/></text:span><text:span text:style-name="T3">cE</text:span><text:span text:style-name="T3">W </text:span><text:span text:style-name="T3">← </text:span><text:span text:style-name="T3">1; </text:span><text:span text:style-name="T3">eE</text:span><text:span text:style-name="T3">W </text:span><text:span text:style-name="T3">← </text:span><text:span text:style-name="T3">00</text:span><text:span text:style-name="T3">1;</text:span><text:span text:style-name="T3"><text:line-break/></text:span><text:span text:style-name="T3">cP </text:span><text:span text:style-name="T3">← </text:span><text:span text:style-name="T3">1; </text:span><text:span text:style-name="T3">eP </text:span><text:span text:style-name="T3">← </text:span><text:span text:style-name="T3">01;</text:span></text:p>
          </draw:text-box>
        </draw:frame>
        <draw:frame presentation:style-name="pr3" draw:text-style-name="P7" draw:layer="layout" svg:width="2.893cm" svg:height="1.165cm" svg:x="14.707cm" svg:y="9.935cm" presentation:class="title" presentation:user-transformed="true">
          <draw:text-box>
            <text:p text:style-name="P5"><text:span text:style-name="T3">ssom </text:span><text:span text:style-name="T3">← 0; </text:span><text:span text:style-name="T3">ctime </text:span><text:span text:style-name="T3">← 1;</text:span><text:span text:style-name="T3"><text:line-break/></text:span><text:span text:style-name="T3">cNS </text:span><text:span text:style-name="T3">← 0; </text:span><text:span text:style-name="T3">cEW </text:span><text:span text:style-name="T3">← 0;</text:span><text:span text:style-name="T3"><text:line-break/></text:span><text:span text:style-name="T3">cP ← </text:span><text:span text:style-name="T3">0;</text:span></text:p>
          </draw:text-box>
        </draw:frame>
        <draw:custom-shape draw:style-name="gr1" draw:text-style-name="P2" xml:id="id1" draw:id="id1" draw:layer="layout" svg:width="1.21cm" svg:height="1.093cm" svg:x="13.39cm" svg:y="10.007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21cm" svg:height="1.093cm" svg:x="17.1cm" svg:y="7.4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.182cm" svg:x1="13.39cm" svg:y1="10.554cm" svg:x2="13.38cm" svg:y2="6.847cm" draw:start-shape="id1" draw:start-glue-point="6" draw:end-shape="id2" draw:end-glue-point="6" svg:d="M13390 10554c-493 0-488-3707-10-3707" svg:viewBox="0 0 370 3708">
          <text:p/>
        </draw:connector>
        <draw:frame presentation:style-name="pr4" draw:text-style-name="P7" draw:layer="layout" svg:width="0.6cm" svg:height="0.386cm" svg:x="15.8cm" svg:y="6.5cm" presentation:class="title" presentation:user-transformed="true">
          <draw:text-box>
            <text:p text:style-name="P5"><text:span text:style-name="T4">s4</text:span><text:span text:style-name="T4">5</text:span></text:p>
          </draw:text-box>
        </draw:frame>
        <draw:connector draw:style-name="gr2" draw:text-style-name="P3" draw:layer="layout" draw:type="curve" draw:line-skew="0.094cm" svg:x1="17.705cm" svg:y1="8.493cm" svg:x2="13.995cm" svg:y2="11.1cm" draw:start-shape="id3" draw:start-glue-point="8" draw:end-shape="id1" draw:end-glue-point="8" svg:d="M17705 8493c0 4803-3710 3499-3710 2607" svg:viewBox="0 0 3711 3469">
          <text:p/>
        </draw:connector>
        <draw:custom-shape draw:style-name="gr1" draw:text-style-name="P2" xml:id="id4" draw:id="id4" draw:layer="layout" svg:width="1.21cm" svg:height="1.093cm" svg:x="19.59cm" svg:y="8.6cm">
          <text:p text:style-name="P1"><text:span text:style-name="T1">S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.578cm" svg:x1="14.413cm" svg:y1="6.46cm" svg:x2="20.195cm" svg:y2="8.6cm" draw:start-shape="id2" draw:start-glue-point="11" draw:end-shape="id4" draw:end-glue-point="4" svg:d="M14413 6460c0-126 5782-1196 5782 2140" svg:viewBox="0 0 5783 2403">
          <text:p/>
        </draw:connector>
        <draw:frame presentation:style-name="pr5" draw:text-style-name="P7" draw:layer="layout" svg:width="0.6cm" svg:height="0.505cm" svg:x="17.2cm" svg:y="5.7cm" presentation:class="title" presentation:user-transformed="true">
          <draw:text-box>
            <text:p text:style-name="P5"><text:span text:style-name="T4">s55</text:span></text:p>
          </draw:text-box>
        </draw:frame>
        <draw:frame presentation:style-name="pr6" draw:text-style-name="P7" draw:layer="layout" svg:width="1.71cm" svg:height="0.955cm" svg:x="18.39cm" svg:y="7.408cm" presentation:class="title" presentation:user-transformed="true">
          <draw:text-box>
            <text:p text:style-name="P5"><text:span text:style-name="T3">cNS </text:span><text:span text:style-name="T3">← 1;</text:span><text:span text:style-name="T3"><text:line-break/></text:span><text:span text:style-name="T3">eNS </text:span><text:span text:style-name="T3">← </text:span><text:span text:style-name="T3">010;</text:span></text:p>
          </draw:text-box>
        </draw:frame>
        <draw:connector draw:style-name="gr2" draw:text-style-name="P3" draw:layer="layout" draw:type="curve" draw:line-skew="0.569cm" svg:x1="20.195cm" svg:y1="9.693cm" svg:x2="13.995cm" svg:y2="11.1cm" draw:start-shape="id4" draw:start-glue-point="8" draw:end-shape="id1" draw:end-glue-point="8" svg:d="M20195 9693c0 3715-6200 3012-6200 1407" svg:viewBox="0 0 6201 2708">
          <text:p/>
        </draw:connector>
        <draw:custom-shape draw:style-name="gr1" draw:text-style-name="P2" xml:id="id5" draw:id="id5" draw:layer="layout" svg:width="1.21cm" svg:height="1.093cm" svg:x="22.3cm" svg:y="9.763cm">
          <text:p text:style-name="P1"><text:span text:style-name="T1">S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3.985cm" svg:y1="7.393cm" svg:x2="13.995cm" svg:y2="10.007cm" draw:start-shape="id2" draw:start-glue-point="8" draw:end-shape="id1" draw:end-glue-point="4" svg:d="M13985 7393c0 1960 10 654 10 2614" svg:viewBox="0 0 11 2615">
          <text:p/>
        </draw:connector>
        <draw:connector draw:style-name="gr2" draw:text-style-name="P3" draw:layer="layout" draw:type="curve" svg:x1="14.59cm" svg:y1="6.847cm" svg:x2="17.277cm" svg:y2="7.56cm" draw:start-shape="id2" draw:start-glue-point="10" draw:end-shape="id3" draw:end-glue-point="5" svg:d="M14590 6847c1792 0 2687 237 2687 713" svg:viewBox="0 0 2688 714">
          <text:p/>
        </draw:connector>
        <draw:frame presentation:style-name="pr7" draw:text-style-name="P7" draw:layer="layout" svg:width="2.21cm" svg:height="0.637cm" svg:x="20.89cm" svg:y="8.8cm" presentation:class="title" presentation:user-transformed="true">
          <draw:text-box>
            <text:p text:style-name="P5"><text:span text:style-name="T3">cEW </text:span><text:span text:style-name="T3">← 1;</text:span><text:span text:style-name="T3"><text:line-break/></text:span><text:span text:style-name="T3">eEW </text:span><text:span text:style-name="T3">← </text:span><text:span text:style-name="T3">100;</text:span></text:p>
          </draw:text-box>
        </draw:frame>
        <draw:connector draw:style-name="gr2" draw:text-style-name="P3" draw:layer="layout" draw:type="curve" draw:line-skew="-0.064cm" svg:x1="14.413cm" svg:y1="6.46cm" svg:x2="22.905cm" svg:y2="9.763cm" draw:start-shape="id2" draw:start-glue-point="11" draw:end-shape="id5" draw:end-glue-point="4" svg:d="M14413 6460c0-1089 8492-2740 8492 3303" svg:viewBox="0 0 8493 4365">
          <text:p/>
        </draw:connector>
        <draw:frame presentation:style-name="pr8" draw:text-style-name="P7" draw:layer="layout" svg:width="1.51cm" svg:height="0.637cm" svg:x="23.59cm" svg:y="9.982cm" presentation:class="title" presentation:user-transformed="true">
          <draw:text-box>
            <text:p text:style-name="P5"><text:span text:style-name="T3">cP ← 1;</text:span><text:span text:style-name="T3"><text:line-break/></text:span><text:span text:style-name="T3">eP ← 10;</text:span></text:p>
          </draw:text-box>
        </draw:frame>
        <draw:frame presentation:style-name="pr9" draw:text-style-name="P7" draw:layer="layout" svg:width="1.2cm" svg:height="0.802cm" svg:x="11.6cm" svg:y="6.045cm" presentation:class="title" presentation:user-transformed="true">
          <draw:text-box>
            <text:p text:style-name="P5"><text:span text:style-name="T4">(s50) v </text:span><text:span text:style-name="T4"><text:line-break/></text:span><text:span text:style-name="T4">(s105) v</text:span><text:span text:style-name="T4"><text:line-break/></text:span><text:span text:style-name="T4">(s135)</text:span></text:p>
          </draw:text-box>
        </draw:frame>
        <draw:connector draw:style-name="gr2" draw:text-style-name="P3" draw:layer="layout" draw:type="curve" draw:line-skew="1.019cm" svg:x1="22.905cm" svg:y1="10.856cm" svg:x2="13.995cm" svg:y2="11.1cm" draw:start-shape="id5" draw:start-glue-point="8" draw:end-shape="id1" draw:end-glue-point="8" svg:d="M22905 10856c0 2646-8910 2524-8910 244" svg:viewBox="0 0 8911 1971">
          <text:p/>
        </draw:connector>
        <draw:custom-shape draw:style-name="gr1" draw:text-style-name="P2" xml:id="id6" draw:id="id6" draw:layer="layout" svg:width="1.21cm" svg:height="1.093cm" svg:x="10.001cm" svg:y="7.4cm">
          <text:p text:style-name="P1"><text:span text:style-name="T1">S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21cm" svg:height="1.093cm" svg:x="7.291cm" svg:y="8.3cm">
          <text:p text:style-name="P1"><text:span text:style-name="T1">S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0.606cm" svg:y1="8.493cm" svg:x2="13.995cm" svg:y2="11.1cm" draw:start-shape="id6" draw:start-glue-point="8" draw:end-shape="id1" draw:end-glue-point="8" svg:d="M10606 8493c0 4662 3389 3358 3389 2607" svg:viewBox="0 0 3390 3365">
          <text:p/>
        </draw:connector>
        <draw:connector draw:style-name="gr2" draw:text-style-name="P3" draw:layer="layout" draw:type="curve" draw:line-skew="0.522cm" svg:x1="7.896cm" svg:y1="9.393cm" svg:x2="13.995cm" svg:y2="11.1cm" draw:start-shape="id7" draw:start-glue-point="8" draw:end-shape="id1" draw:end-glue-point="8" svg:d="M7896 9393c0 4095 6099 3241 6099 1707" svg:viewBox="0 0 6100 2978">
          <text:p/>
        </draw:connector>
        <draw:connector draw:style-name="gr2" draw:text-style-name="P3" draw:layer="layout" draw:type="curve" svg:x1="13.38cm" svg:y1="6.847cm" svg:x2="11.034cm" svg:y2="7.56cm" draw:start-shape="id2" draw:start-glue-point="6" draw:end-shape="id6" draw:end-glue-point="11" svg:d="M13380 6847c-1564 0-2346 237-2346 713" svg:viewBox="0 0 2347 714">
          <text:p/>
        </draw:connector>
        <draw:connector draw:style-name="gr2" draw:text-style-name="P3" draw:layer="layout" draw:type="curve" draw:line-skew="-0.046cm" svg:x1="13.557cm" svg:y1="6.46cm" svg:x2="7.896cm" svg:y2="8.3cm" draw:start-shape="id2" draw:start-glue-point="5" draw:end-shape="id7" svg:d="M13557 6460c0-1062-5661-1982-5661 1840" svg:viewBox="0 0 5662 2769">
          <text:p/>
        </draw:connector>
        <draw:frame presentation:style-name="pr10" draw:text-style-name="P7" draw:layer="layout" svg:width="1.71cm" svg:height="2.227cm" svg:x="11.311cm" svg:y="7.373cm" presentation:class="title" presentation:user-transformed="true">
          <draw:text-box>
            <text:p text:style-name="P5"><text:span text:style-name="T3">cNS ← 1;</text:span><text:span text:style-name="T3"><text:line-break/></text:span><text:span text:style-name="T3">eNS ← 001;</text:span><text:span text:style-name="T3"><text:line-break/></text:span><text:span text:style-name="T3">cEW ← 1;</text:span><text:span text:style-name="T3"><text:line-break/></text:span><text:span text:style-name="T3">eEW ← 001;</text:span><text:span text:style-name="T3"><text:line-break/></text:span><text:span text:style-name="T3">cP ← 1;</text:span><text:span text:style-name="T3"><text:line-break/></text:span><text:span text:style-name="T3">eP ← 01;</text:span></text:p>
          </draw:text-box>
        </draw:frame>
        <draw:frame presentation:style-name="pr11" draw:text-style-name="P7" draw:layer="layout" svg:width="0.9cm" svg:height="0.414cm" svg:x="9.5cm" svg:y="5.186cm" presentation:class="title" presentation:user-transformed="true">
          <draw:text-box>
            <text:p text:style-name="P5"><text:span text:style-name="T4">s100</text:span></text:p>
          </draw:text-box>
        </draw:frame>
        <draw:frame presentation:style-name="pr7" draw:text-style-name="P7" draw:layer="layout" svg:width="2.016cm" svg:height="0.637cm" svg:x="8.59cm" svg:y="8.501cm" presentation:class="title" presentation:user-transformed="true">
          <draw:text-box>
            <text:p text:style-name="P5"><text:span text:style-name="T3">cEW ← 1;</text:span><text:span text:style-name="T3"><text:line-break/></text:span><text:span text:style-name="T3">eEW ← 010;</text:span></text:p>
          </draw:text-box>
        </draw:frame>
        <draw:frame presentation:style-name="pr12" draw:text-style-name="P7" draw:layer="layout" svg:width="0.7cm" svg:height="0.535cm" svg:x="18.7cm" svg:y="4.886cm" presentation:class="title" presentation:user-transformed="true">
          <draw:text-box>
            <text:p text:style-name="P5"><text:span text:style-name="T4">s110</text:span></text:p>
          </draw:text-box>
        </draw:frame>
        <draw:custom-shape draw:style-name="gr1" draw:text-style-name="P2" xml:id="id8" draw:id="id8" draw:layer="layout" svg:width="1.21cm" svg:height="1.093cm" svg:x="5.301cm" svg:y="9.863cm">
          <text:p text:style-name="P1"><text:span text:style-name="T1">S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-0.608cm" svg:x1="13.557cm" svg:y1="6.46cm" svg:x2="5.906cm" svg:y2="9.863cm" draw:start-shape="id2" draw:start-glue-point="5" draw:end-shape="id8" draw:end-glue-point="4" svg:d="M13557 6460c0-1905-7651-3606-7651 3403" svg:viewBox="0 0 7652 5077">
          <text:p/>
        </draw:connector>
        <draw:frame presentation:style-name="pr12" draw:text-style-name="P7" draw:layer="layout" svg:width="0.8cm" svg:height="0.535cm" svg:x="9.4cm" svg:y="4.287cm" presentation:class="title" presentation:user-transformed="true">
          <draw:text-box>
            <text:p text:style-name="P5"><text:span text:style-name="T4">s140</text:span></text:p>
          </draw:text-box>
        </draw:frame>
        <draw:connector draw:style-name="gr2" draw:text-style-name="P3" draw:layer="layout" draw:type="curve" draw:line-skew="0.579cm" svg:x1="5.906cm" svg:y1="10.956cm" svg:x2="13.995cm" svg:y2="11.1cm" draw:start-shape="id8" draw:start-glue-point="8" draw:end-shape="id1" draw:end-glue-point="8" svg:d="M5906 10956c0 1836 8089 1764 8089 144" svg:viewBox="0 0 8090 1369">
          <text:p/>
        </draw:connector>
        <draw:frame presentation:style-name="pr7" draw:text-style-name="P7" draw:layer="layout" svg:width="2.016cm" svg:height="0.637cm" svg:x="6.6cm" svg:y="10.002cm" presentation:class="title" presentation:user-transformed="true">
          <draw:text-box>
            <text:p text:style-name="P5"><text:span text:style-name="T3">ssom ← 1 </text:span><text:span text:style-name="T3">ctime ← 1;</text:span></text:p>
          </draw:text-box>
        </draw:frame>
        <draw:frame presentation:style-name="pr13" draw:text-style-name="P9" draw:layer="layout" svg:width="2.187cm" svg:height="2.457cm" svg:x="14.213cm" svg:y="7.143cm" presentation:class="title" presentation:user-transformed="true">
          <draw:text-box>
            <text:p text:style-name="P8"><text:span text:style-name="T4">⌝</text:span><text:span text:style-name="T4">((s45) ^ (s50) ^</text:span><text:span text:style-name="T4"><text:line-break/></text:span><text:span text:style-name="T4">(s55) ^ (s100) ^ (s105) ^ (s110) ^ (s135) ^ <text:s/>(s140)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9999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4:41:44.931793589</meta:creation-date>
    <dc:date>2018-09-02T15:14:26.477425487</dc:date>
    <meta:editing-duration>PT49M41S</meta:editing-duration>
    <meta:editing-cycles>9</meta:editing-cycles>
    <meta:generator>LibreOffice/6.0.3.2$Linux_X86_64 LibreOffice_project/00m0$Build-2</meta:generator>
    <meta:document-statistic meta:object-count="64"/>
  </office:meta>
</office:document-meta>
</file>